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À noite, vovô Kowalsky vê o ímã cair no pé do pinguim queixoso e vovó põe açúcar no chá de tâmaras do jabuti feli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Velarde</meta:initial-creator>
    <meta:creation-date>2013-10-21T10:47:23</meta:creation-date>
    <dc:date>2013-10-21T10:47:52</dc:date>
    <dc:creator>Héctor Velarde</dc:creator>
    <meta:editing-duration>P0D</meta:editing-duration>
    <meta:editing-cycles>1</meta:editing-cycles>
    <meta:document-statistic meta:table-count="0" meta:image-count="0" meta:object-count="0" meta:page-count="1" meta:paragraph-count="1" meta:word-count="24" meta:character-count="115" meta:non-whitespace-character-count="92"/>
    <meta:generator>LibreOffice/4.0.4.2$Linux_X86_64 LibreOffice_project/400m0$Build-2</meta:generator>
  </office:meta>
</office:document-meta>
</file>